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C1" style:family="table-cell">
      <style:table-cell-properties fo:padding="0.097cm" fo:border="0.5pt solid #000000"/>
    </style:style>
    <style:style style:name="Taula1.2" style:family="table-row">
      <style:table-row-properties style:min-row-height="5.066cm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b988b" officeooo:paragraph-rsid="001b988b"/>
    </style:style>
    <style:style style:name="P2" style:family="paragraph" style:parent-style-name="Heading_20_2" style:list-style-name="">
      <style:text-properties officeooo:rsid="001b988b" officeooo:paragraph-rsid="001b988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988b" officeooo:paragraph-rsid="001b988b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rsid="001b988b" officeooo:paragraph-rsid="001b988b"/>
    </style:style>
    <style:style style:name="P5" style:family="paragraph" style:parent-style-name="Table_20_Contents">
      <style:paragraph-properties fo:text-align="start" style:justify-single-word="false"/>
      <style:text-properties officeooo:rsid="001d8a1f" officeooo:paragraph-rsid="001d8a1f"/>
    </style:style>
    <style:style style:name="P6" style:family="paragraph" style:parent-style-name="Table_20_Contents">
      <style:paragraph-properties fo:text-align="start" style:justify-single-word="false"/>
      <style:text-properties officeooo:rsid="001f3db5" officeooo:paragraph-rsid="001f3db5"/>
    </style:style>
    <style:style style:name="P7" style:family="paragraph" style:parent-style-name="Table_20_Contents">
      <style:paragraph-properties fo:text-align="start" style:justify-single-word="false"/>
      <style:text-properties officeooo:rsid="00209ca5" officeooo:paragraph-rsid="00209ca5"/>
    </style:style>
    <style:style style:name="P8" style:family="paragraph" style:parent-style-name="Table_20_Contents">
      <style:paragraph-properties fo:text-align="start" style:justify-single-word="false"/>
      <style:text-properties officeooo:paragraph-rsid="0021da51"/>
    </style:style>
    <style:style style:name="P9" style:family="paragraph" style:parent-style-name="Table_20_Contents">
      <style:paragraph-properties fo:text-align="start" style:justify-single-word="false"/>
      <style:text-properties officeooo:rsid="0021da51" officeooo:paragraph-rsid="0021da51"/>
    </style:style>
    <style:style style:name="P10" style:family="paragraph" style:parent-style-name="Table_20_Contents">
      <style:text-properties officeooo:rsid="00209ca5" officeooo:paragraph-rsid="00209ca5"/>
    </style:style>
    <style:style style:name="P11" style:family="paragraph" style:parent-style-name="Text_20_body">
      <style:text-properties officeooo:paragraph-rsid="001b988b"/>
    </style:style>
    <style:style style:name="T1" style:family="text">
      <style:text-properties officeooo:rsid="0021da51"/>
    </style:style>
    <style:style style:name="T2" style:family="text">
      <style:text-properties officeooo:rsid="0021e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DA</text:h>
      <text:h text:style-name="P2" text:outline-level="2">Super Mario Galaxy</text:h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3">Mecàniques</text:p>
          </table:table-cell>
          <table:table-cell table:style-name="Taula1.A1" office:value-type="string">
            <text:p text:style-name="P3">Dinàmiques</text:p>
          </table:table-cell>
          <table:table-cell table:style-name="Taula1.C1" office:value-type="string">
            <text:p text:style-name="P3">Estètica</text:p>
          </table:table-cell>
        </table:table-row>
        <table:table-row table:style-name="Taula1.2">
          <table:table-cell table:style-name="Taula1.A2" office:value-type="string">
            <text:p text:style-name="P4">- Córrer</text:p>
            <text:p text:style-name="P4">- Caminar</text:p>
            <text:p text:style-name="P4">- Saltar</text:p>
            <text:p text:style-name="P4">- Ajupir-se</text:p>
            <text:p text:style-name="P5">- Agafar</text:p>
            <text:p text:style-name="P5">- Girar</text:p>
            <text:p text:style-name="P5">- Matar enemics → Deixen diners que et curen la vida</text:p>
            <text:p text:style-name="P6">- Gravetat dels planetes que afecten al Mario segons on estigui posicionat</text:p>
            <text:p text:style-name="P6">- Power-ups que poden donar diferents habilitats noves durant un temps limitat</text:p>
            <text:p text:style-name="P7">- Depenent del nombre d’estrelles que hagis recuperat es van desbloquejant parts noves del hall (on recuperar més estrelles)</text:p>
          </table:table-cell>
          <table:table-cell table:style-name="Taula1.A2" office:value-type="string">
            <text:p text:style-name="P8"><text:span text:style-name="T1">- Fent tres salts seguits normals pots acabar saltant molt més alt que només amb un</text:span></text:p>
            <text:p text:style-name="P9">- Si saltes i t’ajups alhora que et mous cap endavant pots fer un salt no gaire alt però sí llarg</text:p>
            <text:p text:style-name="P9">- Si estàs ajupit i saltes pots saltar enrere</text:p>
            <text:p text:style-name="P9">- Si mentre estàs a l’aire intentes ajupir-te cauràs ràpidament al terra</text:p>
            <text:p text:style-name="P9">- Depenent del número d’estrelles que hagis salvat, s’aniran desbloquejant parts de la historia de l’Estela</text:p>
            <text:p text:style-name="P9">- Si has aconseguit un total de 60 estrelles, es desbloqueja un power-up al hall del joc (si parles amb un destell específic)</text:p>
            <text:p text:style-name="P9">- Pots utilitzar la gravetat dels planetes de certs nivells per poder fer salts que de manera normal son impossibles (o per saltar-te parts del joc)</text:p>
            <text:p text:style-name="P9">- <text:span text:style-name="T2">Si tens com a personatge a Luigi, els seus salts més llargs i alts et permeten realitzar tot tipus d’»skips» pels nivells de manera que te’ls pots passar més ràpidament </text:span></text:p>
            <text:p text:style-name="P9">- <text:span text:style-name="T2">Utilitzant el punter del comandament de la Wii pots aturar als enemics, que aquests alhora et poden permetre realitzar altres tipus d’»skips» pels nivells</text:span></text:p>
          </table:table-cell>
          <table:table-cell table:style-name="Taula1.C2" office:value-type="string">
            <text:p text:style-name="P10">40% - Fantasia</text:p>
            <text:p text:style-name="P10">30% - Narrativa</text:p>
            <text:p text:style-name="P10">30% - Submissió (Chill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justify" style:justify-single-word="false" style:page-number="auto" fo:keep-with-next="always"/>
      <style:text-properties style:font-name="Calibri1" fo:font-family="Calibri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top="0cm" fo:margin-bottom="0.199cm" style:contextual-spacing="false" fo:text-align="justify" style:justify-single-word="false" style:page-number="auto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contextual-spacing="false" style:page-number="auto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style:contextual-spacing="false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988b" officeooo:paragraph-rsid="001b98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14/10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22:18:17.313000000</meta:creation-date>
    <dc:title>Base</dc:title>
    <meta:editing-duration>PT19M34S</meta:editing-duration>
    <meta:editing-cycles>4</meta:editing-cycles>
    <meta:generator>LibreOffice/24.8.1.2$Windows_X86_64 LibreOffice_project/87fa9aec1a63e70835390b81c40bb8993f1d4ff6</meta:generator>
    <dc:date>2024-10-14T23:21:33.938000000</dc:date>
    <meta:document-statistic meta:table-count="1" meta:image-count="0" meta:object-count="0" meta:page-count="1" meta:paragraph-count="28" meta:word-count="266" meta:character-count="1514" meta:non-whitespace-character-count="1274"/>
    <meta:template xlink:type="simple" xlink:actuate="onRequest" xlink:title="Base" xlink:href="../../../../../../AppData/Roaming/LibreOffice/4/user/template/Base.ott" meta:date="2024-10-14T22:18:16.890000000"/>
  </office:meta>
</office:document-meta>
</file>